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799" officeooo:paragraph-rsid="00141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2@lab2-OptiPlex-390:~/Desktop/S2/DBMS$ mysql -u root -p</text:p>
      <text:p text:style-name="P1">Enter password: </text:p>
      <text:p text:style-name="P1">ERROR 1045 (28000): Access denied for user 'root'@'localhost' (using password: YES)</text:p>
      <text:p text:style-name="P1">lab2@lab2-OptiPlex-390:~/Desktop/S2/DBMS$ mysql -u root -p</text:p>
      <text:p text:style-name="P1">Enter password: </text:p>
      <text:p text:style-name="P1">Welcome to the MySQL monitor. <text:s/>Commands end with ; or \g.</text:p>
      <text:p text:style-name="P1">Your MySQL connection id is 7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ASWIN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delimiter //</text:p>
      <text:p text:style-name="P1">mysql&gt; create procedure `sum`(in a int,in b int)</text:p>
      <text:p text:style-name="P1"><text:s text:c="4"/>-&gt; begin</text:p>
      <text:p text:style-name="P1"><text:s text:c="4"/>-&gt; <text:s/>declare c int;</text:p>
      <text:p text:style-name="P1"><text:s text:c="4"/>-&gt; <text:s/>set c=a+b;</text:p>
      <text:p text:style-name="P1"><text:s text:c="4"/>-&gt; <text:s/>select concat('sum of twonumbers=',c)as result;</text:p>
      <text:p text:style-name="P1"><text:s text:c="4"/>-&gt; end //</text:p>
      <text:p text:style-name="P1">ERROR 1304 (42000): PROCEDURE sum already exists</text:p>
      <text:p text:style-name="P1">mysql&gt; call `sum`(5,90);</text:p>
      <text:p text:style-name="P1"><text:s text:c="4"/>-&gt; delimiter;</text:p>
      <text:p text:style-name="P1"><text:s text:c="4"/>-&gt; delimiter ;</text:p>
      <text:p text:style-name="P1"><text:s text:c="4"/>-&gt; call `sum`(5,90);</text:p>
      <text:p text:style-name="P1"><text:s text:c="4"/>-&gt; exit;</text:p>
      <text:p text:style-name="P1"><text:s text:c="4"/>-&gt; end//</text:p>
      <text:p text:style-name="P1">ERROR 1054 (42S22): Unknown column 'n' in 'field list'</text:p>
      <text:p text:style-name="P1">mysql&gt; delimiter ;</text:p>
      <text:p text:style-name="P1">mysql&gt; call `sum`(5,90);</text:p>
      <text:p text:style-name="P1">ERROR 1054 (42S22): Unknown column 'n' in 'field list'</text:p>
      <text:p text:style-name="P1">mysql&gt; delimiter //</text:p>
      <text:p text:style-name="P1">mysql&gt; create procedure `sums`(in a int,in b int)</text:p>
      <text:p text:style-name="P1"><text:s text:c="4"/>-&gt; begin</text:p>
      <text:p text:style-name="P1"><text:s text:c="4"/>-&gt; <text:s/>declare c int;</text:p>
      <text:p text:style-name="P1"><text:s text:c="4"/>-&gt; <text:s/>set c=a+b;</text:p>
      <text:p text:style-name="P1"><text:s text:c="4"/>-&gt; <text:s/>select concat('sum of twonumbers=',c)as result;</text:p>
      <text:p text:style-name="P1"><text:s text:c="4"/>-&gt; end//</text:p>
      <text:p text:style-name="P1">Query OK, 0 rows affected (0.02 sec)</text:p>
      <text:p text:style-name="P1"/>
      <text:p text:style-name="P1">mysql&gt; delimiter;</text:p>
      <text:p text:style-name="P1"><text:s text:c="4"/>-&gt; call `sums`(5,90);</text:p>
      <text:p text:style-name="P1"><text:s text:c="4"/>-&gt; delimiter ;</text:p>
      <text:p text:style-name="P1"><text:soft-page-break/><text:s text:c="4"/>-&gt; end //</text:p>
      <text:p text:style-name="P1">ERROR 1064 (42000): You have an error in your SQL syntax; check the manual that corresponds to your MySQL server version for the right syntax to use near 'delimiter;call `sums`(5,90);</text:p>
      <text:p text:style-name="P1">delimiter ;end' at line 1</text:p>
      <text:p text:style-name="P1">mysql&gt; delimiter ;</text:p>
      <text:p text:style-name="P1">mysql&gt; call `sums`(5,90);</text:p>
      <text:p text:style-name="P1">+----------------------+</text:p>
      <text:p text:style-name="P1">| result <text:s text:c="14"/>|</text:p>
      <text:p text:style-name="P1">+----------------------+</text:p>
      <text:p text:style-name="P1">| sum of twonumbers=95 |</text:p>
      <text:p text:style-name="P1">+----------------------+</text:p>
      <text:p text:style-name="P1">1 row in set (0.03 sec)</text:p>
      <text:p text:style-name="P1"/>
      <text:p text:style-name="P1">Query OK, 0 rows affected (0.03 sec)</text:p>
      <text:p text:style-name="P1"/>
      <text:p text:style-name="P1">mysql&gt; delimiter //</text:p>
      <text:p text:style-name="P1">mysql&gt; create procedure CheckOddEv(in input int)</text:p>
      <text:p text:style-name="P1"><text:s text:c="4"/>-&gt; begin</text:p>
      <text:p text:style-name="P1"><text:s text:c="4"/>-&gt; <text:s/>if mod(input,2)=0 then </text:p>
      <text:p text:style-name="P1"><text:s text:c="4"/>-&gt; <text:s text:c="2"/>select 'Even' as result;</text:p>
      <text:p text:style-name="P1"><text:s text:c="4"/>-&gt; <text:s/>else</text:p>
      <text:p text:style-name="P1"><text:s text:c="4"/>-&gt; <text:s text:c="2"/>select 'Odd' as result;</text:p>
      <text:p text:style-name="P1"><text:s text:c="4"/>-&gt; <text:s/>end if;</text:p>
      <text:p text:style-name="P1"><text:s text:c="4"/>-&gt; end //</text:p>
      <text:p text:style-name="P1">Query OK, 0 rows affected (0.01 sec)</text:p>
      <text:p text:style-name="P1"/>
      <text:p text:style-name="P1">mysql&gt; delimiter;</text:p>
      <text:p text:style-name="P1"><text:s text:c="4"/>-&gt; delimiter ;</text:p>
      <text:p text:style-name="P1"><text:s text:c="4"/>-&gt; ^C</text:p>
      <text:p text:style-name="P1">mysql&gt; delimiter ;</text:p>
      <text:p text:style-name="P1">mysql&gt; call CheckOddEv(5);</text:p>
      <text:p text:style-name="P1">+--------+</text:p>
      <text:p text:style-name="P1">| result |</text:p>
      <text:p text:style-name="P1">+--------+</text:p>
      <text:p text:style-name="P1">| Odd <text:s text:c="3"/>|</text:p>
      <text:p text:style-name="P1">+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delimiter ;</text:p>
      <text:p text:style-name="P1">mysql&gt; call CheckOddEv(8);</text:p>
      <text:p text:style-name="P1">+--------+</text:p>
      <text:p text:style-name="P1">| result |</text:p>
      <text:p text:style-name="P1">+--------+</text:p>
      <text:p text:style-name="P1">| Even <text:s text:c="2"/>|</text:p>
      <text:p text:style-name="P1">+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delimiter //</text:p>
      <text:p text:style-name="P1"><text:soft-page-break/>mysql&gt; create procedure fact(in n int)</text:p>
      <text:p text:style-name="P1"><text:s text:c="4"/>-&gt; begin</text:p>
      <text:p text:style-name="P1"><text:s text:c="4"/>-&gt; declare f int default 1;</text:p>
      <text:p text:style-name="P1"><text:s text:c="4"/>-&gt; while n &gt; 0 do</text:p>
      <text:p text:style-name="P1"><text:s text:c="4"/>-&gt; set f=f*n;</text:p>
      <text:p text:style-name="P1"><text:s text:c="4"/>-&gt; set n=n-1;</text:p>
      <text:p text:style-name="P1"><text:s text:c="4"/>-&gt; end while;</text:p>
      <text:p text:style-name="P1"><text:s text:c="4"/>-&gt; select concat('fact=',f) as result;</text:p>
      <text:p text:style-name="P1"><text:s text:c="4"/>-&gt; end //</text:p>
      <text:p text:style-name="P1">Query OK, 0 rows affected (0.26 sec)</text:p>
      <text:p text:style-name="P1"/>
      <text:p text:style-name="P1">mysql&gt; delimiter ;</text:p>
      <text:p text:style-name="P1">mysql&gt; call fact(5);</text:p>
      <text:p text:style-name="P1">+----------+</text:p>
      <text:p text:style-name="P1">| result <text:s text:c="2"/>|</text:p>
      <text:p text:style-name="P1">+----------+</text:p>
      <text:p text:style-name="P1">| fact=120 |</text:p>
      <text:p text:style-name="P1">+----------+</text:p>
      <text:p text:style-name="P1">1 row in set (0.02 sec)</text:p>
      <text:p text:style-name="P1"/>
      <text:p text:style-name="P1">Query OK, 0 rows affected (0.02 sec)</text:p>
      <text:p text:style-name="P1"/>
      <text:p text:style-name="P1">mysql&gt; delimiter //</text:p>
      <text:p text:style-name="P1">mysql&gt; create procedure karg(in a int,in b int,in c int)</text:p>
      <text:p text:style-name="P1"><text:s text:c="4"/>-&gt; begin </text:p>
      <text:p text:style-name="P1"><text:s text:c="4"/>-&gt; if a&gt;b and a&gt;c then</text:p>
      <text:p text:style-name="P1"><text:s text:c="4"/>-&gt; select contact(a,' is largest')as result;</text:p>
      <text:p text:style-name="P1"><text:s text:c="4"/>-&gt; elseif b&gt;c then</text:p>
      <text:p text:style-name="P1"><text:s text:c="4"/>-&gt; select concat^C</text:p>
      <text:p text:style-name="P1">mysql&gt; delimiter //</text:p>
      <text:p text:style-name="P1">mysql&gt; create procedure karg(in a int,in b int,in c int)</text:p>
      <text:p text:style-name="P1"><text:s text:c="4"/>-&gt; begin</text:p>
      <text:p text:style-name="P1"><text:s text:c="4"/>-&gt; if a&gt;b and a&gt;c then</text:p>
      <text:p text:style-name="P1"><text:s text:c="4"/>-&gt; select contcat(a,' is largest')as result;</text:p>
      <text:p text:style-name="P1"><text:s text:c="4"/>-&gt; elseif b&gt;c then</text:p>
      <text:p text:style-name="P1"><text:s text:c="4"/>-&gt; select contcat(b,' is largest')as result;</text:p>
      <text:p text:style-name="P1"><text:s text:c="4"/>-&gt; else</text:p>
      <text:p text:style-name="P1"><text:s text:c="4"/>-&gt; select contcat(c,' is largest')as result;</text:p>
      <text:p text:style-name="P1"><text:s text:c="4"/>-&gt; end if;</text:p>
      <text:p text:style-name="P1"><text:s text:c="4"/>-&gt; end //</text:p>
      <text:p text:style-name="P1">Query OK, 0 rows affected (0.04 sec)</text:p>
      <text:p text:style-name="P1"/>
      <text:p text:style-name="P1">mysql&gt; delimiter ;</text:p>
      <text:p text:style-name="P1">mysql&gt; call karg(8,5,9)</text:p>
      <text:p text:style-name="P1"><text:s text:c="4"/>-&gt; ^C</text:p>
      <text:p text:style-name="P1">mysql&gt; delimiter //</text:p>
      <text:p text:style-name="P1">mysql&gt; end if;^C</text:p>
      <text:p text:style-name="P1">mysql&gt; delimiter ;</text:p>
      <text:p text:style-name="P1">mysql&gt; call karg(8,5,9);</text:p>
      <text:p text:style-name="P1">ERROR 1305 (42000): FUNCTION ASWIN.contcat does not exist</text:p>
      <text:p text:style-name="P1">mysql&gt; delimiter //</text:p>
      <text:p text:style-name="P1">mysql&gt; create procedure larg(in a int,in b int,in c int)</text:p>
      <text:p text:style-name="P1"><text:soft-page-break/><text:s text:c="4"/>-&gt; begin</text:p>
      <text:p text:style-name="P1"><text:s text:c="4"/>-&gt; if a&gt;b and a&gt;c then</text:p>
      <text:p text:style-name="P1"><text:s text:c="4"/>-&gt; select concat(a,' is largest')as result;</text:p>
      <text:p text:style-name="P1"><text:s text:c="4"/>-&gt; elseif b&gt;c then</text:p>
      <text:p text:style-name="P1"><text:s text:c="4"/>-&gt; select concat(b,' is largest')as result;</text:p>
      <text:p text:style-name="P1"><text:s text:c="4"/>-&gt; else</text:p>
      <text:p text:style-name="P1"><text:s text:c="4"/>-&gt; select concat(c,' is largest')as result;</text:p>
      <text:p text:style-name="P1"><text:s text:c="4"/>-&gt; end if;</text:p>
      <text:p text:style-name="P1"><text:s text:c="4"/>-&gt; end //</text:p>
      <text:p text:style-name="P1">Query OK, 0 rows affected (0.01 sec)</text:p>
      <text:p text:style-name="P1"/>
      <text:p text:style-name="P1">mysql&gt; delimiter ;</text:p>
      <text:p text:style-name="P1">mysql&gt; call karg(8,5,9);</text:p>
      <text:p text:style-name="P1">ERROR 1305 (42000): FUNCTION ASWIN.contcat does not exist</text:p>
      <text:p text:style-name="P1">mysql&gt; delimiter ;</text:p>
      <text:p text:style-name="P1">mysql&gt; call larg(8,5,9);</text:p>
      <text:p text:style-name="P1">+--------------+</text:p>
      <text:p text:style-name="P1">| result <text:s text:c="6"/>|</text:p>
      <text:p text:style-name="P1">+--------------+</text:p>
      <text:p text:style-name="P1">| 9 is largest |</text:p>
      <text:p text:style-name="P1">+--------------+</text:p>
      <text:p text:style-name="P1">1 row in set (0.00 sec)</text:p>
      <text:p text:style-name="P1"/>
      <text:p text:style-name="P1">Query OK, 0 rows affected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55:51.134079909</meta:creation-date>
    <dc:date>2024-03-19T15:56:06.106176507</dc:date>
    <meta:editing-duration>PT16S</meta:editing-duration>
    <meta:editing-cycles>1</meta:editing-cycles>
    <meta:document-statistic meta:table-count="0" meta:image-count="0" meta:object-count="0" meta:page-count="4" meta:paragraph-count="160" meta:word-count="717" meta:character-count="4404" meta:non-whitespace-character-count="3581"/>
    <meta:generator>LibreOffice/5.1.6.2$Linux_X86_64 LibreOffice_project/10m0$Build-2</meta:generator>
  </office:meta>
</office:document-meta>
</file>